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772cm" fo:min-width="3.541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351cm" fo:min-width="5.497cm"/>
      <style:paragraph-properties style:writing-mode="lr-tb"/>
    </style:style>
    <style:style style:name="gr3" style:family="graphic" style:parent-style-name="objectwithoutfill">
      <style:graphic-properties draw:marker-end="Arrowheads_20_8" draw:marker-end-width="0.3cm" draw:fill="none" draw:textarea-vertical-align="middle"/>
    </style:style>
    <style:style style:name="gr4" style:family="graphic" style:parent-style-name="objectwithoutfill">
      <style:graphic-properties draw:marker-end="Arrowheads_20_16" draw:marker-end-width="0.3cm" draw:fill="none" draw:textarea-vertical-align="middle"/>
    </style:style>
    <style:style style:name="gr5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668cm" fo:min-width="1.088cm"/>
      <style:paragraph-properties style:writing-mode="lr-tb"/>
    </style:style>
    <style:style style:name="gr6" style:family="graphic" style:parent-style-name="objectwithoutfill">
      <style:graphic-properties draw:marker-end="Arrowheads_20_17" draw:marker-end-width="0.3cm" draw:fill="none" draw:textarea-vertical-align="middl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2.608cm" fo:min-width="6.803cm"/>
      <style:paragraph-properties style:writing-mode="lr-tb"/>
    </style:style>
    <style:style style:name="gr8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9" style:family="graphic" style:parent-style-name="objectwithoutfill">
      <style:graphic-properties draw:marker-end="Arrowheads_20_20" draw:marker-end-width="0.3cm" draw:fill="none" draw:textarea-vertical-align="middle"/>
    </style:style>
    <style:style style:name="gr10" style:family="graphic" style:parent-style-name="standard" style:list-style-name="L1">
      <style:graphic-properties draw:fill-color="#ffffff" draw:textarea-horizontal-align="justify" draw:textarea-vertical-align="middle" draw:auto-grow-height="false" fo:min-height="2.2cm" fo:min-width="3.31cm"/>
      <style:paragraph-properties style:writing-mode="lr-tb"/>
    </style:style>
    <style:style style:name="gr11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12" style:family="graphic" style:parent-style-name="objectwithoutfill">
      <style:graphic-properties draw:marker-end="Arrowheads_20_22" draw:marker-end-width="0.3cm" draw:fill="none" draw:textarea-vertical-align="middle"/>
    </style:style>
    <style:style style:name="gr13" style:family="graphic" style:parent-style-name="standard" style:list-style-name="L1">
      <style:graphic-properties draw:fill-color="#ffffff" draw:textarea-horizontal-align="justify" draw:textarea-vertical-align="middle" draw:auto-grow-height="false" fo:min-height="1.714cm" fo:min-width="2.834cm"/>
      <style:paragraph-properties style:writing-mode="lr-tb"/>
    </style:style>
    <style:style style:name="gr14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15" style:family="graphic" style:parent-style-name="objectwithoutfill">
      <style:graphic-properties draw:marker-end="Arrowheads_20_23" draw:marker-end-width="0.3cm" draw:fill="none" draw:textarea-vertical-align="middle"/>
    </style:style>
    <style:style style:name="gr16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1.337cm" fo:min-width="3.22cm"/>
      <style:paragraph-properties style:writing-mode="lr-tb"/>
    </style:style>
    <style:style style:name="gr17" style:family="graphic" style:parent-style-name="objectwithoutfill">
      <style:graphic-properties draw:marker-end="Arrowheads_20_24" draw:marker-end-width="0.3cm" draw:fill="none" draw:textarea-vertical-align="middle"/>
    </style:style>
    <style:style style:name="gr18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19" style:family="graphic" style:parent-style-name="standard" style:list-style-name="L1">
      <style:graphic-properties draw:fill-color="#ffffff" draw:textarea-horizontal-align="justify" draw:textarea-vertical-align="middle" draw:auto-grow-height="false" fo:min-height="1.351cm" fo:min-width="6.698cm"/>
      <style:paragraph-properties style:writing-mode="lr-tb"/>
    </style:style>
    <style:style style:name="gr20" style:family="graphic" style:parent-style-name="standard" style:list-style-name="L1">
      <style:graphic-properties draw:fill-color="#ffffff" draw:textarea-horizontal-align="justify" draw:textarea-vertical-align="middle" draw:auto-grow-height="false" fo:min-height="1.656cm" fo:min-width="5.85cm"/>
      <style:paragraph-properties style:writing-mode="lr-tb"/>
    </style:style>
    <style:style style:name="gr21" style:family="graphic" style:parent-style-name="standard" style:list-style-name="L1">
      <style:graphic-properties draw:fill-color="#ffffff" draw:textarea-horizontal-align="justify" draw:textarea-vertical-align="middle" draw:auto-grow-height="false" fo:min-height="2.318cm" fo:min-width="3.012cm"/>
      <style:paragraph-properties style:writing-mode="lr-tb"/>
    </style:style>
    <style:style style:name="gr22" style:family="graphic" style:parent-style-name="objectwithoutfill">
      <style:graphic-properties draw:marker-end="Arrowheads_20_12" draw:marker-end-width="0.3cm" draw:fill="none" draw:textarea-vertical-align="middle"/>
    </style:style>
    <style:style style:name="gr23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24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384cm" fo:min-width="1.405cm"/>
      <style:paragraph-properties style:writing-mode="lr-tb"/>
    </style:style>
    <style:style style:name="gr25" style:family="graphic" style:parent-style-name="objectwithoutfill">
      <style:graphic-properties draw:marker-end="Arrowheads_20_13" draw:marker-end-width="0.3cm" draw:fill="none" draw:textarea-vertical-align="middle"/>
    </style:style>
    <style:style style:name="gr26" style:family="graphic" style:parent-style-name="objectwithoutfill">
      <style:graphic-properties draw:marker-end="Arrowheads_20_25" draw:marker-end-width="0.3cm" draw:fill="none" draw:textarea-vertical-align="middle"/>
    </style:style>
    <style:style style:name="gr27" style:family="graphic" style:parent-style-name="objectwithoutfill">
      <style:graphic-properties draw:marker-end="Arrowheads_20_27" draw:marker-end-width="0.3cm" draw:fill="none" draw:textarea-vertical-align="middle"/>
    </style:style>
    <style:style style:name="gr28" style:family="graphic" style:parent-style-name="standard" style:list-style-name="L1">
      <style:graphic-properties draw:fill-color="#ffffff" draw:textarea-horizontal-align="justify" draw:textarea-vertical-align="middle" draw:auto-grow-height="false" fo:min-height="1.875cm" fo:min-width="5.497cm"/>
      <style:paragraph-properties style:writing-mode="lr-tb"/>
    </style:style>
    <style:style style:name="gr29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30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638cm" fo:min-width="1.088cm"/>
      <style:paragraph-properties style:writing-mode="lr-tb"/>
    </style:style>
    <style:style style:name="gr31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32" style:family="graphic" style:parent-style-name="standard">
      <style:graphic-properties draw:fill-color="#ffffff" draw:textarea-horizontal-align="justify" draw:textarea-vertical-align="middle" draw:auto-grow-height="false" fo:min-height="2.114cm" fo:min-width="3.786cm"/>
      <style:paragraph-properties style:writing-mode="lr-tb"/>
    </style:style>
    <style:style style:name="gr33" style:family="graphic" style:parent-style-name="objectwithoutfill">
      <style:graphic-properties draw:marker-end="Arrowheads_20_30" draw:marker-end-width="0.3cm" draw:fill="none" draw:textarea-vertical-align="middle"/>
    </style:style>
    <style:style style:name="gr34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35" style:family="graphic" style:parent-style-name="objectwithoutfill">
      <style:graphic-properties draw:marker-end="Arrowheads_20_31" draw:marker-end-width="0.3cm" draw:fill="none" draw:textarea-vertical-align="middle"/>
    </style:style>
    <style:style style:name="gr36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37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2.29cm" fo:min-width="6.803cm"/>
      <style:paragraph-properties style:writing-mode="lr-tb"/>
    </style:style>
    <style:style style:name="gr38" style:family="graphic" style:parent-style-name="standard" style:list-style-name="L1">
      <style:graphic-properties draw:fill-color="#ffffff" draw:textarea-horizontal-align="justify" draw:textarea-vertical-align="middle" draw:auto-grow-height="false" fo:min-height="1.338cm" fo:min-width="6.168cm"/>
      <style:paragraph-properties style:writing-mode="lr-tb"/>
    </style:style>
    <style:style style:name="gr39" style:family="graphic" style:parent-style-name="objectwithoutfill">
      <style:graphic-properties draw:marker-end="Arrowheads_20_36" draw:marker-end-width="0.3cm" draw:fill="none" draw:textarea-vertical-align="middle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1.261cm" fo:min-width="3.541cm"/>
      <style:paragraph-properties style:writing-mode="lr-tb"/>
    </style:style>
    <style:style style:name="gr41" style:family="graphic" style:parent-style-name="standard">
      <style:graphic-properties draw:fill-color="#ffffff" draw:textarea-horizontal-align="justify" draw:textarea-vertical-align="middle" draw:auto-grow-height="false" fo:min-height="3.15cm" fo:min-width="12.894cm"/>
      <style:paragraph-properties style:writing-mode="lr-tb"/>
    </style:style>
    <style:style style:name="gr42" style:family="graphic" style:parent-style-name="standard" style:list-style-name="L1">
      <style:graphic-properties draw:fill-color="#ffffff" draw:textarea-horizontal-align="justify" draw:textarea-vertical-align="middle" draw:auto-grow-height="false" fo:min-height="2.609cm" fo:min-width="3.946cm"/>
      <style:paragraph-properties style:writing-mode="lr-tb"/>
    </style:style>
    <style:style style:name="gr43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44" style:family="graphic" style:parent-style-name="objectwithoutfill">
      <style:graphic-properties draw:marker-end="Arrowheads_20_38" draw:marker-end-width="0.3cm" draw:fill="none" draw:textarea-vertical-align="middle"/>
    </style:style>
    <style:style style:name="gr45" style:family="graphic" style:parent-style-name="objectwithoutfill">
      <style:graphic-properties draw:marker-end="Arrowheads_20_39" draw:marker-end-width="0.3cm" draw:fill="none" draw:textarea-vertical-align="middle"/>
    </style:style>
    <style:style style:name="gr46" style:family="graphic" style:parent-style-name="objectwithoutfill">
      <style:graphic-properties draw:marker-end="Arrowheads_20_41" draw:marker-end-width="0.3cm" draw:fill="none" draw:textarea-vertical-align="middle"/>
    </style:style>
    <style:style style:name="gr47" style:family="graphic" style:parent-style-name="standard" style:list-style-name="L1">
      <style:graphic-properties draw:fill-color="#ffffff" draw:textarea-horizontal-align="justify" draw:textarea-vertical-align="middle" draw:auto-grow-height="false" fo:min-height="1.976cm" fo:min-width="3.31cm"/>
      <style:paragraph-properties style:writing-mode="lr-tb"/>
    </style:style>
    <style:style style:name="gr48" style:family="graphic" style:parent-style-name="objectwithoutfill">
      <style:graphic-properties draw:marker-end="Arrowheads_20_42" draw:marker-end-width="0.3cm" draw:fill="none" draw:textarea-vertical-align="middle"/>
    </style:style>
    <style:style style:name="gr49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50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51" style:family="graphic" style:parent-style-name="standard" style:list-style-name="L1">
      <style:graphic-properties draw:fill-color="#ffffff" draw:textarea-horizontal-align="justify" draw:textarea-vertical-align="middle" draw:auto-grow-height="false" fo:min-height="1.532cm" fo:min-width="5.497cm"/>
      <style:paragraph-properties style:writing-mode="lr-tb"/>
    </style:style>
    <style:style style:name="gr52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53" style:family="graphic" style:parent-style-name="objectwithoutfill">
      <style:graphic-properties draw:marker-end="Arrowheads_20_43" draw:marker-end-width="0.3cm" draw:fill="none" draw:textarea-vertical-align="middle"/>
    </style:style>
    <style:style style:name="gr54" style:family="graphic" style:parent-style-name="objectwithoutfill">
      <style:graphic-properties draw:marker-end="Arrowheads_20_44" draw:marker-end-width="0.3cm" draw:fill="none" draw:textarea-vertical-align="middle"/>
    </style:style>
    <style:style style:name="gr55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56" style:family="graphic" style:parent-style-name="standard" style:list-style-name="L1">
      <style:graphic-properties draw:fill-color="#ffffff" draw:textarea-horizontal-align="justify" draw:textarea-vertical-align="middle" draw:auto-grow-height="false" fo:min-height="1.351cm" fo:min-width="6.698cm"/>
      <style:paragraph-properties style:writing-mode="lr-tb"/>
    </style:style>
    <style:style style:name="gr57" style:family="graphic" style:parent-style-name="standard" style:list-style-name="L1">
      <style:graphic-properties draw:fill-color="#ffffff" draw:textarea-horizontal-align="justify" draw:textarea-vertical-align="middle" draw:auto-grow-height="false" fo:min-height="1.656cm" fo:min-width="5.85cm"/>
      <style:paragraph-properties style:writing-mode="lr-tb"/>
    </style:style>
    <style:style style:name="gr58" style:family="graphic" style:parent-style-name="standard" style:list-style-name="L1">
      <style:graphic-properties draw:fill-color="#ffffff" draw:textarea-horizontal-align="justify" draw:textarea-vertical-align="middle" draw:auto-grow-height="false" fo:min-height="2.318cm" fo:min-width="3.012cm"/>
      <style:paragraph-properties style:writing-mode="lr-tb"/>
    </style:style>
    <style:style style:name="gr59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60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384cm" fo:min-width="1.405cm"/>
      <style:paragraph-properties style:writing-mode="lr-tb"/>
    </style:style>
    <style:style style:name="gr61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62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63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64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65" style:family="graphic" style:parent-style-name="objectwithoutfill">
      <style:graphic-properties draw:marker-end="Arrowheads_20_32" draw:marker-end-width="0.3cm" draw:fill="none" draw:textarea-vertical-align="middle"/>
    </style:style>
    <style:style style:name="gr66" style:family="graphic" style:parent-style-name="objectwithoutfill">
      <style:graphic-properties draw:marker-end="Arrowheads_20_33" draw:marker-end-width="0.3cm" draw:fill="none" draw:textarea-vertical-align="middle"/>
    </style:style>
    <style:style style:name="gr67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2.29cm" fo:min-width="6.803cm"/>
      <style:paragraph-properties style:writing-mode="lr-tb"/>
    </style:style>
    <style:style style:name="gr68" style:family="graphic" style:parent-style-name="objectwithoutfill">
      <style:graphic-properties draw:marker-end="Arrowheads_20_35" draw:marker-end-width="0.3cm" draw:fill="none" draw:textarea-vertical-align="middle"/>
    </style:style>
    <style:style style:name="gr69" style:family="graphic" style:parent-style-name="objectwithoutfill">
      <style:graphic-properties draw:marker-end="Arrowheads_20_45" draw:marker-end-width="0.3cm" draw:fill="none" draw:textarea-vertical-align="middle"/>
    </style:style>
    <style:style style:name="gr70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71" style:family="graphic" style:parent-style-name="standard" style:list-style-name="L1">
      <style:graphic-properties draw:fill-color="#ffffff" draw:textarea-horizontal-align="justify" draw:textarea-vertical-align="middle" draw:auto-grow-height="false" fo:min-height="1.338cm" fo:min-width="6.168cm"/>
      <style:paragraph-properties style:writing-mode="lr-tb"/>
    </style:style>
    <style:style style:name="gr72" style:family="graphic" style:parent-style-name="objectwithoutfill">
      <style:graphic-properties draw:marker-end="Arrowheads_20_46" draw:marker-end-width="0.3cm" draw:fill="none" draw:textarea-vertical-align="middle"/>
    </style:style>
    <style:style style:name="gr73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615cm" fo:min-width="1.088cm"/>
      <style:paragraph-properties style:writing-mode="lr-tb"/>
    </style:style>
    <style:style style:name="gr74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75" style:family="graphic" style:parent-style-name="objectwithoutfill">
      <style:graphic-properties draw:marker-end="Arrowheads_20_48" draw:marker-end-width="0.3cm" draw:fill="none" draw:textarea-vertical-align="middle"/>
    </style:style>
    <style:style style:name="gr76" style:family="graphic" style:parent-style-name="objectwithoutfill">
      <style:graphic-properties draw:marker-end="Arrowheads_20_50" draw:marker-end-width="0.3cm" draw:fill="none" draw:textarea-vertical-align="middle"/>
    </style:style>
    <style:style style:name="gr77" style:family="graphic" style:parent-style-name="objectwithoutfill">
      <style:graphic-properties draw:marker-end="Arrowheads_20_51" draw:marker-end-width="0.3cm" draw:fill="none" draw:textarea-vertical-align="middle"/>
    </style:style>
    <style:style style:name="gr78" style:family="graphic" style:parent-style-name="objectwithoutfill">
      <style:graphic-properties draw:marker-end="Arrowheads_20_52" draw:marker-end-width="0.3cm" draw:fill="none" draw:textarea-vertical-align="middle"/>
    </style:style>
    <style:style style:name="gr79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80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1.337cm" fo:min-width="2.993cm"/>
      <style:paragraph-properties style:writing-mode="lr-tb"/>
    </style:style>
    <style:style style:name="gr81" style:family="graphic" style:parent-style-name="objectwithoutfill">
      <style:graphic-properties draw:marker-end="Arrowheads_20_53" draw:marker-end-width="0.3cm" draw:fill="none" draw:textarea-vertical-align="middle"/>
    </style:style>
    <style:style style:name="gr82" style:family="graphic" style:parent-style-name="standard" style:list-style-name="L1">
      <style:graphic-properties draw:fill-color="#ffffff" draw:textarea-horizontal-align="justify" draw:textarea-vertical-align="middle" draw:auto-grow-height="false" fo:min-height="1.048cm" fo:min-width="1.564cm"/>
      <style:paragraph-properties style:writing-mode="lr-tb"/>
    </style:style>
    <style:style style:name="gr83" style:family="graphic" style:parent-style-name="standard" style:list-style-name="L1">
      <style:graphic-properties draw:fill-color="#ffffff" draw:textarea-horizontal-align="justify" draw:textarea-vertical-align="middle" draw:auto-grow-height="false" fo:min-height="1.973cm" fo:min-width="3.012cm"/>
      <style:paragraph-properties style:writing-mode="lr-tb"/>
    </style:style>
    <style:style style:name="gr84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638cm" fo:min-width="2.04cm"/>
      <style:paragraph-properties style:writing-mode="lr-tb"/>
    </style:style>
    <style:style style:name="gr85" style:family="graphic" style:parent-style-name="standard" style:list-style-name="L1">
      <style:graphic-properties draw:fill-color="#ffffff" draw:textarea-horizontal-align="justify" draw:textarea-vertical-align="middle" draw:auto-grow-height="false" fo:min-height="2.318cm" fo:min-width="3.012cm"/>
      <style:paragraph-properties style:writing-mode="lr-tb"/>
    </style:style>
    <style:style style:name="gr86" style:family="graphic" style:parent-style-name="standard">
      <style:graphic-properties draw:textarea-vertical-align="middle"/>
    </style:style>
    <style:style style:name="gr87" style:family="graphic" style:parent-style-name="objectwithoutfill">
      <style:graphic-properties draw:marker-end="Arrowheads_20_55" draw:marker-end-width="0.3cm" draw:fill="none" draw:textarea-vertical-align="middle"/>
    </style:style>
    <style:style style:name="gr88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638cm" fo:min-width="1.088cm"/>
      <style:paragraph-properties style:writing-mode="lr-tb"/>
    </style:style>
    <style:style style:name="gr89" style:family="graphic" style:parent-style-name="objectwithoutfill">
      <style:graphic-properties draw:marker-end="Arrowheads_20_56" draw:marker-end-width="0.3cm" draw:fill="none" draw:textarea-vertical-align="middle"/>
    </style:style>
    <style:style style:name="gr90" style:family="graphic" style:parent-style-name="objectwithoutfill">
      <style:graphic-properties draw:marker-end="Arrowheads_20_57" draw:marker-end-width="0.3cm" draw:fill="none" draw:textarea-vertical-align="middle"/>
    </style:style>
    <style:style style:name="gr91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385cm" fo:min-width="2.675cm"/>
      <style:paragraph-properties style:writing-mode="lr-tb"/>
    </style:style>
    <style:style style:name="gr92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385cm" fo:min-width="2.04cm"/>
      <style:paragraph-properties style:writing-mode="lr-tb"/>
    </style:style>
    <style:style style:name="gr93" style:family="graphic" style:parent-style-name="objectwithoutfill">
      <style:graphic-properties draw:marker-end="Arrowheads_20_58" draw:marker-end-width="0.3cm" draw:fill="none" draw:textarea-vertical-align="middle"/>
    </style:style>
    <style:style style:name="gr94" style:family="graphic" style:parent-style-name="standard" style:list-style-name="L1">
      <style:graphic-properties draw:fill-color="#ffffff" draw:textarea-horizontal-align="justify" draw:textarea-vertical-align="middle" draw:auto-grow-height="false" fo:min-height="1.538cm" fo:min-width="2.775cm"/>
      <style:paragraph-properties style:writing-mode="lr-tb"/>
    </style:style>
    <style:style style:name="gr95" style:family="graphic" style:parent-style-name="objectwithoutfill">
      <style:graphic-properties draw:marker-end="Arrowheads_20_59" draw:marker-end-width="0.3cm" draw:fill="none" draw:textarea-vertical-align="middle"/>
    </style:style>
    <style:style style:name="gr96" style:family="graphic" style:parent-style-name="objectwithoutfill">
      <style:graphic-properties draw:marker-end="Arrowheads_20_60" draw:marker-end-width="0.3cm" draw:fill="none" draw:textarea-vertical-align="middle"/>
    </style:style>
    <style:style style:name="gr97" style:family="graphic" style:parent-style-name="objectwithoutfill">
      <style:graphic-properties draw:marker-end="Arrowheads_20_61" draw:marker-end-width="0.3cm" draw:fill="none" draw:textarea-vertical-align="middle"/>
    </style:style>
    <style:style style:name="gr98" style:family="graphic" style:parent-style-name="standard" style:list-style-name="L1">
      <style:graphic-properties svg:stroke-color="#ffffff" draw:fill-color="#ffffff" draw:textarea-horizontal-align="justify" draw:textarea-vertical-align="middle" draw:auto-grow-height="false" fo:min-height="0.702cm" fo:min-width="1.088cm"/>
      <style:paragraph-properties style:writing-mode="lr-tb"/>
    </style:style>
    <style:style style:name="gr99" style:family="graphic" style:parent-style-name="standard" style:list-style-name="L1">
      <style:graphic-properties draw:fill-color="#ffffff" draw:textarea-horizontal-align="justify" draw:textarea-vertical-align="middle" draw:auto-grow-height="false" fo:min-height="1.02cm" fo:min-width="2.676cm"/>
      <style:paragraph-properties style:writing-mode="lr-tb"/>
    </style:style>
    <style:style style:name="gr100" style:family="graphic" style:parent-style-name="standard" style:list-style-name="L1">
      <style:graphic-properties draw:fill-color="#ffffff" draw:textarea-horizontal-align="justify" draw:textarea-vertical-align="middle" draw:auto-grow-height="false" fo:min-height="1.338cm" fo:min-width="3.152cm"/>
      <style:paragraph-properties style:writing-mode="lr-tb"/>
    </style:style>
    <style:style style:name="gr101" style:family="graphic" style:parent-style-name="standard" style:list-style-name="L1">
      <style:graphic-properties draw:fill-color="#ffffff" draw:textarea-horizontal-align="justify" draw:textarea-vertical-align="middle" draw:auto-grow-height="false" fo:min-height="1.479cm" fo:min-width="2.04cm"/>
      <style:paragraph-properties style:writing-mode="lr-tb"/>
    </style:style>
    <style:style style:name="gr102" style:family="graphic" style:parent-style-name="objectwithoutfill">
      <style:graphic-properties draw:marker-end="Arrowheads_20_62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background-color="#ffffff"/>
    </style:style>
    <style:style style:name="P5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background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style:paragraph-properties fo:margin-left="0cm" fo:margin-right="0cm" fo:margin-top="0cm" fo:margin-bottom="0cm" fo:line-height="100%" fo:text-align="center" fo:text-indent="0cm" style:writing-mode="lr-tb"/>
      <style:text-properties fo:background-color="#81d41a"/>
    </style:style>
    <style:style style:name="P8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background-color="#81d41a"/>
    </style:style>
    <style:style style:name="P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style:paragraph-properties fo:text-align="center" style:writing-mode="lr-tb"/>
      <style:text-properties fo:background-color="#81d41a"/>
    </style:style>
    <style:style style:name="P11" style:family="paragraph">
      <loext:graphic-properties draw:fill-color="#ffffff"/>
      <style:paragraph-properties fo:text-align="center" style:writing-mode="lr-tb"/>
      <style:text-properties fo:background-color="#81d41a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background-color="#ffff38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background-color="#ffff38"/>
    </style:style>
    <style:style style:name="P14" style:family="paragraph">
      <loext:graphic-properties draw:fill-color="#ffffff"/>
      <style:paragraph-properties fo:text-align="center" style:writing-mode="lr-tb"/>
      <style:text-properties fo:font-size="12pt" style:font-size-asian="12pt" style:font-size-complex="12pt"/>
    </style:style>
    <style:style style:name="P15" style:family="paragraph">
      <style:paragraph-properties fo:text-align="start" style:writing-mode="lr-tb"/>
    </style:style>
    <style:style style:name="P16" style:family="paragraph">
      <style:paragraph-properties fo:text-align="center"/>
    </style:style>
    <style:style style:name="T1" style:family="text">
      <style:text-properties fo:background-color="#ffffff"/>
    </style:style>
    <style:style style:name="T2" style:family="text">
      <style:text-properties fo:text-shadow="none" fo:background-color="#ffffff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ffffff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#81d41a" style:font-name-asian="Bitstream Vera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background-color="#81d41a"/>
    </style:style>
    <style:style style:name="T6" style:family="text">
      <style:text-properties fo:background-color="#ffff38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715cm" svg:height="2.858cm" svg:x="15.832cm" svg:y="1.152cm">
          <text:p text:style-name="P1">Customer Join</text:p>
          <text:p text:style-name="P1">Login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9.525cm" svg:height="2.541cm" svg:x="13.61cm" svg:y="5.096cm">
          <text:p text:style-name="P1">Customer Enter The</text:p>
          <text:p text:style-name="P1">Email &amp; password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3" draw:text-style-name="P3" draw:layer="layout" svg:x1="18.689cm" svg:y1="4.01cm" svg:x2="18.372cm" svg:y2="5.096cm" draw:start-shape="id1" draw:end-shape="id2" svg:d="M18689 4010v543h-317v543" svg:viewBox="0 0 318 1087">
          <text:p/>
        </draw:connector>
        <draw:connector draw:style-name="gr4" draw:text-style-name="P3" draw:layer="layout" svg:x1="18.373cm" svg:y1="7.637cm" svg:x2="17.974cm" svg:y2="8.577cm" draw:start-shape="id2" draw:start-glue-point="8" draw:end-shape="id3" draw:end-glue-point="4" svg:d="M18373 7637v470h-399v470" svg:viewBox="0 0 400 941">
          <text:p/>
        </draw:connector>
        <draw:custom-shape draw:style-name="gr5" draw:text-style-name="P5" draw:layer="layout" svg:width="1.588cm" svg:height="0.918cm" svg:x="21.535cm" svg:y="9.577cm">
          <text:p text:style-name="P4"><text:span text:style-name="T1">error</text:span>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21.307cm" svg:y1="10.541cm" svg:x2="25.737cm" svg:y2="10.506cm" draw:start-shape="id3" draw:start-glue-point="7" draw:end-shape="id4" svg:d="M21307 10541h2215v-35h2215" svg:viewBox="0 0 4431 36">
          <text:p/>
        </draw:connector>
        <draw:custom-shape draw:style-name="gr7" draw:text-style-name="P2" xml:id="id4" draw:id="id4" draw:layer="layout" svg:width="7.303cm" svg:height="2.858cm" svg:x="25.737cm" svg:y="9.077cm">
          <text:p text:style-name="P6"><text:span text:style-name="T2">Func </text:span></text:p>
          <text:p text:style-name="P6"><text:span text:style-name="T2">display_message or</text:span></text:p>
          <text:p text:style-name="P6"><text:span text:style-name="T2">Do an action</text:span></text:p>
          <text:p text:style-name="P6"><text:span text:style-name="T2">(depend to code)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1.588cm" svg:height="0.952cm" svg:x="15.527cm" svg:y="12.435cm">
          <text:p text:style-name="P4"><text:span text:style-name="T1">All valid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7.974cm" svg:y1="12.505cm" svg:x2="17.767cm" svg:y2="13.622cm" draw:start-shape="id3" draw:start-glue-point="6" draw:end-shape="id5" draw:end-glue-point="4" svg:d="M17974 12505v559h-207v558" svg:viewBox="0 0 208 1118">
          <text:p/>
        </draw:connector>
        <draw:custom-shape draw:style-name="gr10" draw:text-style-name="P5" xml:id="id5" draw:id="id5" draw:layer="layout" svg:width="7.62cm" svg:height="4.898cm" svg:x="13.957cm" svg:y="13.622cm">
          <text:p text:style-name="P4"><text:span text:style-name="T1">Run Hash_data</text:span></text:p>
          <text:p text:style-name="P4"><text:span text:style-name="T1">Func(email &amp; pass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5" draw:layer="layout" svg:width="1.588cm" svg:height="0.952cm" svg:x="21.547cm" svg:y="15.145cm">
          <text:p text:style-name="P4"><text:span text:style-name="T1">error</text:span></text:p>
          <draw:enhanced-geometry svg:viewBox="0 0 21600 21600" draw:type="rectangle" draw:enhanced-path="M 0 0 L 21600 0 21600 21600 0 21600 0 0 Z N"/>
        </draw:custom-shape>
        <draw:connector draw:style-name="gr12" draw:text-style-name="P3" draw:layer="layout" svg:x1="21.577cm" svg:y1="16.071cm" svg:x2="29.388cm" svg:y2="11.935cm" draw:start-shape="id5" draw:start-glue-point="7" draw:end-shape="id4" draw:end-glue-point="2" svg:d="M21577 16071h7811v-4136" svg:viewBox="0 0 7812 4137">
          <text:p/>
        </draw:connector>
        <draw:custom-shape draw:style-name="gr13" draw:text-style-name="P5" xml:id="id3" draw:id="id3" draw:layer="layout" svg:width="6.667cm" svg:height="3.928cm" svg:x="14.64cm" svg:y="8.577cm">
          <text:p text:style-name="P4"><text:span text:style-name="T3">Run </text:span><text:span text:style-name="T2">Func</text:span></text:p>
          <text:p text:style-name="P4"><text:span text:style-name="T2">validation_inputs</text:span></text:p>
          <text:p text:style-name="P4"><text:span text:style-name="T2">(email &amp; pass </text:span></text:p>
          <text:p text:style-name="P4"><text:span text:style-name="T2">[mode login]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5" draw:layer="layout" svg:width="1.588cm" svg:height="0.952cm" svg:x="13.814cm" svg:y="18.655cm">
          <text:p text:style-name="P4"><text:span text:style-name="T1">hashed_email_pass</text:span></text:p>
          <draw:enhanced-geometry svg:viewBox="0 0 21600 21600" draw:type="rectangle" draw:enhanced-path="M 0 0 L 21600 0 21600 21600 0 21600 0 0 Z N"/>
        </draw:custom-shape>
        <draw:connector draw:style-name="gr15" draw:text-style-name="P3" draw:layer="layout" svg:x1="17.767cm" svg:y1="18.52cm" svg:x2="17.954cm" svg:y2="19.96cm" draw:start-shape="id5" draw:start-glue-point="6" draw:end-shape="id6" svg:d="M17767 18520v720h187v720" svg:viewBox="0 0 188 1441">
          <text:p/>
        </draw:connector>
        <draw:custom-shape draw:style-name="gr16" draw:text-style-name="P5" draw:layer="layout" svg:width="3.72cm" svg:height="1.587cm" svg:x="21.547cm" svg:y="17.903cm">
          <text:p text:style-name="P4"><text:span text:style-name="T1">Response code</text:span></text:p>
          <text:p text:style-name="P4"><text:span text:style-name="T1">{error or success}</text:span></text:p>
          <draw:enhanced-geometry svg:viewBox="0 0 21600 21600" draw:type="rectangle" draw:enhanced-path="M 0 0 L 21600 0 21600 21600 0 21600 0 0 Z N"/>
        </draw:custom-shape>
        <draw:connector draw:style-name="gr17" draw:text-style-name="P3" draw:layer="layout" draw:line-skew="2.858cm" svg:x1="19.145cm" svg:y1="19.96cm" svg:x2="29.388cm" svg:y2="11.935cm" draw:start-shape="id6" draw:start-glue-point="4" draw:end-shape="id4" draw:end-glue-point="2" svg:d="M19145 19960v-1155h10243v-6870" svg:viewBox="0 0 10244 8026">
          <text:p/>
        </draw:connector>
        <draw:custom-shape draw:style-name="gr18" draw:text-style-name="P5" draw:layer="layout" svg:width="1.588cm" svg:height="0.952cm" svg:x="14.44cm" svg:y="24.035cm">
          <text:p text:style-name="P4"><text:span text:style-name="T1">Data sent</text:span></text:p>
          <draw:enhanced-geometry svg:viewBox="0 0 21600 21600" draw:type="rectangle" draw:enhanced-path="M 0 0 L 21600 0 21600 21600 0 21600 0 0 Z N"/>
        </draw:custom-shape>
        <draw:custom-shape draw:style-name="gr19" draw:text-style-name="P8" xml:id="id7" draw:id="id7" draw:layer="layout" svg:width="11.43cm" svg:height="2.541cm" svg:x="12.135cm" svg:y="25.554cm">
          <text:p text:style-name="P7"><text:span text:style-name="T4">Ajax to Page</text:span></text:p>
          <text:p text:style-name="P7"><text:span text:style-name="T5">login_custom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0" draw:text-style-name="P8" xml:id="id9" draw:id="id9" draw:layer="layout" svg:width="6.35cm" svg:height="1.906cm" svg:x="25.257cm" svg:y="30.289cm">
          <text:p text:style-name="P7"><text:span text:style-name="T5">Return Response </text:span></text:p>
          <text:p text:style-name="P7"><text:span text:style-name="T5">(Code)</text:span></text:p>
          <draw:enhanced-geometry svg:viewBox="0 0 21600 21600" draw:type="rectangle" draw:enhanced-path="M 0 0 L 21600 0 21600 21600 0 21600 0 0 Z N"/>
        </draw:custom-shape>
        <draw:custom-shape draw:style-name="gr21" draw:text-style-name="P8" xml:id="id8" draw:id="id8" draw:layer="layout" svg:width="7.024cm" svg:height="5.135cm" svg:x="15.058cm" svg:y="29.275cm">
          <text:p text:style-name="P7"><text:span text:style-name="T4">Run </text:span><text:span text:style-name="T5">Func</text:span></text:p>
          <text:p text:style-name="P7"><text:span text:style-name="T5">UnHash_data </text:span></text:p>
          <text:p text:style-name="P7"><text:span text:style-name="T4">(</text:span><text:span text:style-name="T5">hashed_email_pass)</text:span></text:p>
          <text:p text:style-name="P7"><text:span text:style-name="T5">[mode login customer]</text:span></text:p>
          <text:p text:style-name="P7"><text:span text:style-name="T5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3" draw:layer="layout" svg:x1="17.85cm" svg:y1="28.095cm" svg:x2="18.57cm" svg:y2="29.275cm" draw:start-shape="id7" draw:end-shape="id8" svg:d="M17850 28095v590h720v590" svg:viewBox="0 0 721 1181">
          <text:p/>
        </draw:connector>
        <draw:custom-shape draw:style-name="gr23" draw:text-style-name="P8" draw:layer="layout" svg:width="1.588cm" svg:height="0.952cm" svg:x="21.925cm" svg:y="30.528cm">
          <text:p text:style-name="P7"><text:span text:style-name="T5">error</text:span></text:p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.905cm" svg:height="0.634cm" svg:x="12.875cm" svg:y="34.1cm">
          <text:p text:style-name="P7"><text:span text:style-name="T5">Email &amp; Pass are</text:span></text:p>
          <text:p text:style-name="P7"><text:span text:style-name="T5">Successfully unhash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3" draw:layer="layout" svg:x1="22.082cm" svg:y1="31.843cm" svg:x2="25.257cm" svg:y2="31.242cm" draw:start-shape="id8" draw:start-glue-point="7" draw:end-shape="id9" svg:d="M22082 31843h1588v-601h1587" svg:viewBox="0 0 3176 602">
          <text:p/>
        </draw:connector>
        <draw:connector draw:style-name="gr26" draw:text-style-name="P3" draw:layer="layout" svg:x1="16.764cm" svg:y1="23.335cm" svg:x2="17.85cm" svg:y2="25.554cm" draw:start-shape="id6" draw:start-glue-point="7" draw:end-shape="id7" draw:end-glue-point="5" svg:d="M16764 23335v1109h1086v1110" svg:viewBox="0 0 1087 2220">
          <text:p/>
        </draw:connector>
        <draw:connector draw:style-name="gr27" draw:text-style-name="P3" draw:layer="layout" draw:line-skew="-2.957cm" svg:x1="28.432cm" svg:y1="30.289cm" svg:x2="17.955cm" svg:y2="23.335cm" draw:start-shape="id9" draw:start-glue-point="0" draw:end-shape="id6" draw:end-glue-point="8" svg:d="M28432 30289v-6434h-10477v-520" svg:viewBox="0 0 10478 6955">
          <text:p/>
        </draw:connector>
        <draw:custom-shape draw:style-name="gr28" draw:text-style-name="P9" xml:id="id6" draw:id="id6" draw:layer="layout" svg:width="9.525cm" svg:height="3.375cm" svg:x="13.192cm" svg:y="19.96cm">
          <text:p text:style-name="P6"><text:span text:style-name="T1">Run Send_data</text:span></text:p>
          <text:p text:style-name="P6"><text:span text:style-name="T3">Func(</text:span><text:span text:style-name="T1">hashed_email_pass</text:span></text:p>
          <text:p text:style-name="P6"><text:span text:style-name="T1"><text:s/></text:span><text:span text:style-name="T1">To login_customer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9" draw:text-style-name="P8" draw:layer="layout" svg:width="1.588cm" svg:height="0.952cm" svg:x="20.912cm" svg:y="23.77cm">
          <text:p text:style-name="P7"><text:span text:style-name="T5">response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1.588cm" svg:height="0.888cm" svg:x="24.135cm" svg:y="41.967cm">
          <text:p text:style-name="P7"><text:span text:style-name="T5">email isn’t exist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draw:layer="layout" svg:width="1.588cm" svg:height="0.952cm" svg:x="14.235cm" svg:y="54.938cm">
          <text:p text:style-name="P7"><text:span text:style-name="T5">Login in successfu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xml:id="id10" draw:id="id10" draw:layer="layout" svg:width="8.572cm" svg:height="4.727cm" svg:x="14.275cm" svg:y="35.105cm">
          <text:p text:style-name="P10"><text:span text:style-name="T5">Func </text:span></text:p>
          <text:p text:style-name="P10"><text:span text:style-name="T5">validation_input_data</text:span></text:p>
          <text:p text:style-name="P10"><text:span text:style-name="T5">(unhashed_mail_pass)</text:span></text:p>
          <text:p text:style-name="P10"><text:span text:style-name="T5">[mode login customer]</text:span></text:p>
          <text:p text:style-name="P10"><text:span text:style-name="T5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3" draw:layer="layout" svg:x1="18.57cm" svg:y1="34.41cm" svg:x2="18.561cm" svg:y2="35.105cm" draw:start-shape="id8" draw:start-glue-point="6" draw:end-shape="id10" draw:end-glue-point="4" svg:d="M18570 34410v347h-9v348" svg:viewBox="0 0 10 696">
          <text:p/>
        </draw:connector>
        <draw:custom-shape draw:style-name="gr34" draw:text-style-name="P8" draw:layer="layout" svg:width="1.588cm" svg:height="0.952cm" svg:x="22.717cm" svg:y="36.322cm">
          <text:p text:style-name="P7"><text:span text:style-name="T5">invalid</text:span></text:p>
          <draw:enhanced-geometry svg:viewBox="0 0 21600 21600" draw:type="rectangle" draw:enhanced-path="M 0 0 L 21600 0 21600 21600 0 21600 0 0 Z N"/>
        </draw:custom-shape>
        <draw:connector draw:style-name="gr35" draw:text-style-name="P3" draw:layer="layout" svg:x1="22.847cm" svg:y1="37.469cm" svg:x2="28.432cm" svg:y2="32.195cm" draw:start-shape="id10" draw:start-glue-point="7" draw:end-shape="id9" draw:end-glue-point="2" svg:d="M22847 37469h5585v-5274" svg:viewBox="0 0 5586 5275">
          <text:p/>
        </draw:connector>
        <draw:custom-shape draw:style-name="gr36" draw:text-style-name="P8" draw:layer="layout" svg:width="1.588cm" svg:height="0.952cm" svg:x="16.367cm" svg:y="39.815cm">
          <text:p text:style-name="P7"><text:span text:style-name="T5">valid</text:span>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7.303cm" svg:height="2.54cm" svg:x="5.824cm" svg:y="23.822cm">
          <text:p text:style-name="P12"><text:span text:style-name="T5">Green</text:span><text:span text:style-name="T6"> High Lights means</text:span></text:p>
          <text:p text:style-name="P12"><text:span text:style-name="T6">Server Side / Back end</text:span></text:p>
          <draw:enhanced-geometry svg:viewBox="0 0 21600 21600" draw:type="rectangle" draw:enhanced-path="M 0 0 L 21600 0 21600 21600 0 21600 0 0 Z N"/>
        </draw:custom-shape>
        <draw:custom-shape draw:style-name="gr38" draw:text-style-name="P8" xml:id="id11" draw:id="id11" draw:layer="layout" svg:width="6.668cm" svg:height="1.588cm" svg:x="14.869cm" svg:y="56.524cm">
          <text:p text:style-name="P7"><text:span text:style-name="T5">Return Success Code</text:span></text:p>
          <text:p text:style-name="P7"><text:span text:style-name="T5">For Route To Main Page</text:span></text:p>
          <draw:enhanced-geometry svg:viewBox="0 0 21600 21600" draw:type="rectangle" draw:enhanced-path="M 0 0 L 21600 0 21600 21600 0 21600 0 0 Z N"/>
        </draw:custom-shape>
        <draw:connector draw:style-name="gr39" draw:text-style-name="P3" draw:layer="layout" svg:x1="21.537cm" svg:y1="57.318cm" svg:x2="28.432cm" svg:y2="32.195cm" draw:start-shape="id11" draw:start-glue-point="1" draw:end-shape="id9" draw:end-glue-point="2" svg:d="M21537 57318h6895v-25123" svg:viewBox="0 0 6896 25124">
          <text:p/>
        </draw:connector>
        <draw:custom-shape draw:style-name="gr40" draw:text-style-name="P14" xml:id="id15" draw:id="id15" draw:layer="layout" svg:width="5.715cm" svg:height="2.135cm" svg:x="57.197cm" svg:y="1.087cm">
          <text:p text:style-name="P1">Customer Join</text:p>
          <text:p text:style-name="P1">Register Page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1" draw:text-style-name="P2" xml:id="id12" draw:id="id12" draw:layer="layout" svg:width="21.272cm" svg:height="5.398cm" svg:x="48.942cm" svg:y="4.227cm">
          <text:p text:style-name="P1">Customer must enter:</text:p>
          <text:p text:style-name="P1">Name and family,</text:p>
          <text:p text:style-name="P1">Email,</text:p>
          <text:p text:style-name="P1">Password</text:p>
          <text:p text:style-name="P1">Confirm password,</text:p>
          <text:p text:style-name="P1">Phone number,</text:p>
          <text:p text:style-name="P15"><text:span text:style-name="T7">Address (state , city , street , alley , plate , postal code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2" draw:text-style-name="P5" xml:id="id13" draw:id="id13" draw:layer="layout" svg:width="8.89cm" svg:height="5.715cm" svg:x="53.705cm" svg:y="10.695cm">
          <text:p text:style-name="P4"><text:span text:style-name="T3">Run </text:span><text:span text:style-name="T2">Func</text:span></text:p>
          <text:p text:style-name="P4"><text:span text:style-name="T2">validation_inputs</text:span></text:p>
          <text:p text:style-name="P4"><text:span text:style-name="T2">(inputs , [mode register])</text:span></text:p>
          <text:p text:style-name="P4"><text:span text:style-name="T2">are I accept term and rules check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3" draw:text-style-name="P5" draw:layer="layout" svg:width="1.588cm" svg:height="0.952cm" svg:x="62.612cm" svg:y="12.205cm">
          <text:p text:style-name="P4"><text:span text:style-name="T1">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3" draw:layer="layout" svg:x1="59.578cm" svg:y1="9.625cm" svg:x2="58.15cm" svg:y2="10.695cm" draw:start-shape="id12" draw:end-shape="id13" draw:end-glue-point="4" svg:d="M59578 9625v535h-1428v535" svg:viewBox="0 0 1429 1071">
          <text:p/>
        </draw:connector>
        <draw:custom-shape draw:style-name="gr7" draw:text-style-name="P2" xml:id="id14" draw:id="id14" draw:layer="layout" svg:width="7.303cm" svg:height="2.858cm" svg:x="65.769cm" svg:y="11.477cm">
          <text:p text:style-name="P6"><text:span text:style-name="T2">Func </text:span></text:p>
          <text:p text:style-name="P6"><text:span text:style-name="T2">display_message or </text:span></text:p>
          <text:p text:style-name="P6"><text:span text:style-name="T2">Do an action</text:span></text:p>
          <text:p text:style-name="P6"><text:span text:style-name="T2">(depend to code)</text:span></text:p>
          <draw:enhanced-geometry svg:viewBox="0 0 21600 21600" draw:type="rectangle" draw:enhanced-path="M 0 0 L 21600 0 21600 21600 0 21600 0 0 Z N"/>
        </draw:custom-shape>
        <draw:connector draw:style-name="gr45" draw:text-style-name="P3" draw:layer="layout" svg:x1="62.595cm" svg:y1="13.552cm" svg:x2="65.769cm" svg:y2="12.906cm" draw:start-shape="id13" draw:start-glue-point="7" draw:end-shape="id14" svg:d="M62595 13552h1966v-646h1208" svg:viewBox="0 0 3175 647">
          <text:p/>
        </draw:connector>
        <draw:connector draw:style-name="gr46" draw:text-style-name="P3" draw:layer="layout" svg:x1="60.054cm" svg:y1="3.222cm" svg:x2="59.578cm" svg:y2="4.227cm" draw:start-shape="id15" draw:end-shape="id12" svg:d="M60054 3222v503h-476v502" svg:viewBox="0 0 477 1006">
          <text:p/>
        </draw:connector>
        <draw:custom-shape draw:style-name="gr47" draw:text-style-name="P5" xml:id="id16" draw:id="id16" draw:layer="layout" svg:width="7.62cm" svg:height="4.452cm" svg:x="54.34cm" svg:y="17.185cm">
          <text:p text:style-name="P4"><text:span text:style-name="T1">Run Hash_data</text:span></text:p>
          <text:p text:style-name="P4"><text:span text:style-name="T1">Func(all inputs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8" draw:text-style-name="P3" draw:layer="layout" svg:x1="58.15cm" svg:y1="16.41cm" svg:x2="58.15cm" svg:y2="17.185cm" draw:start-shape="id13" draw:start-glue-point="6" draw:end-shape="id16" svg:d="M58150 16410v775" svg:viewBox="0 0 1 776">
          <text:p/>
        </draw:connector>
        <draw:custom-shape draw:style-name="gr49" draw:text-style-name="P5" draw:layer="layout" svg:width="1.588cm" svg:height="0.952cm" svg:x="54.522cm" svg:y="21.483cm">
          <text:p text:style-name="P4"><text:span text:style-name="T1">Hash success</text:span></text:p>
          <draw:enhanced-geometry svg:viewBox="0 0 21600 21600" draw:type="rectangle" draw:enhanced-path="M 0 0 L 21600 0 21600 21600 0 21600 0 0 Z N"/>
        </draw:custom-shape>
        <draw:custom-shape draw:style-name="gr50" draw:text-style-name="P5" draw:layer="layout" svg:width="1.588cm" svg:height="0.952cm" svg:x="61.96cm" svg:y="18.362cm">
          <text:p text:style-name="P4"><text:span text:style-name="T1">error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1" draw:text-style-name="P9" xml:id="id17" draw:id="id17" draw:layer="layout" svg:width="9.525cm" svg:height="2.83cm" svg:x="53.287cm" svg:y="23.005cm">
          <text:p text:style-name="P6"><text:span text:style-name="T1">Run Send_data</text:span></text:p>
          <text:p text:style-name="P6"><text:span text:style-name="T3">Func(</text:span><text:span text:style-name="T1">hashed_inputs</text:span></text:p>
          <text:p text:style-name="P6"><text:span text:style-name="T1"><text:s/></text:span><text:span text:style-name="T1">To register_customer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2" draw:text-style-name="P5" draw:layer="layout" svg:width="1.588cm" svg:height="0.952cm" svg:x="55.927cm" svg:y="16.532cm">
          <text:p text:style-name="P4"><text:span text:style-name="T1">are valid</text:span></text:p>
          <draw:enhanced-geometry svg:viewBox="0 0 21600 21600" draw:type="rectangle" draw:enhanced-path="M 0 0 L 21600 0 21600 21600 0 21600 0 0 Z N"/>
        </draw:custom-shape>
        <draw:connector draw:style-name="gr53" draw:text-style-name="P3" draw:layer="layout" svg:x1="58.15cm" svg:y1="21.637cm" svg:x2="58.049cm" svg:y2="23.005cm" draw:start-shape="id16" draw:start-glue-point="6" draw:end-shape="id17" svg:d="M58150 21637v685h-101v683" svg:viewBox="0 0 102 1369">
          <text:p/>
        </draw:connector>
        <draw:connector draw:style-name="gr54" draw:text-style-name="P3" draw:layer="layout" svg:x1="61.96cm" svg:y1="19.411cm" svg:x2="69.42cm" svg:y2="14.335cm" draw:start-shape="id16" draw:start-glue-point="7" draw:end-shape="id14" draw:end-glue-point="2" svg:d="M61960 19411h7460v-5076" svg:viewBox="0 0 7461 5077">
          <text:p/>
        </draw:connector>
        <draw:custom-shape draw:style-name="gr55" draw:text-style-name="P5" draw:layer="layout" svg:width="1.588cm" svg:height="0.952cm" svg:x="55.501cm" svg:y="26.005cm">
          <text:p text:style-name="P4"><text:span text:style-name="T1">Data s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8" xml:id="id18" draw:id="id18" draw:layer="layout" svg:width="11.43cm" svg:height="2.541cm" svg:x="52.2cm" svg:y="27.285cm">
          <text:p text:style-name="P7"><text:span text:style-name="T4">Ajax to Page</text:span></text:p>
          <text:p text:style-name="P7"><text:span text:style-name="T5">register_custom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7" draw:text-style-name="P8" xml:id="id20" draw:id="id20" draw:layer="layout" svg:width="6.35cm" svg:height="1.906cm" svg:x="64.918cm" svg:y="32.359cm">
          <text:p text:style-name="P7"><text:span text:style-name="T5">Return Response </text:span></text:p>
          <text:p text:style-name="P7"><text:span text:style-name="T5">(Code)</text:span></text:p>
          <draw:enhanced-geometry svg:viewBox="0 0 21600 21600" draw:type="rectangle" draw:enhanced-path="M 0 0 L 21600 0 21600 21600 0 21600 0 0 Z N"/>
        </draw:custom-shape>
        <draw:custom-shape draw:style-name="gr58" draw:text-style-name="P8" xml:id="id19" draw:id="id19" draw:layer="layout" svg:width="7.024cm" svg:height="5.135cm" svg:x="53.705cm" svg:y="30.852cm">
          <text:p text:style-name="P7"><text:span text:style-name="T4">Run </text:span><text:span text:style-name="T5">Func</text:span></text:p>
          <text:p text:style-name="P7"><text:span text:style-name="T5">UnHash_data </text:span></text:p>
          <text:p text:style-name="P7"><text:span text:style-name="T4">(</text:span><text:span text:style-name="T5">hashed_inputs)</text:span></text:p>
          <text:p text:style-name="P7"><text:span text:style-name="T5">[mode register customer]</text:span></text:p>
          <text:p text:style-name="P7"><text:span text:style-name="T5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3" draw:layer="layout" svg:x1="57.915cm" svg:y1="29.826cm" svg:x2="57.217cm" svg:y2="30.852cm" draw:start-shape="id18" draw:end-shape="id19" svg:d="M57915 29826v513h-698v513" svg:viewBox="0 0 699 1027">
          <text:p/>
        </draw:connector>
        <draw:custom-shape draw:style-name="gr59" draw:text-style-name="P8" draw:layer="layout" svg:width="1.588cm" svg:height="0.952cm" svg:x="61.007cm" svg:y="32.333cm">
          <text:p text:style-name="P7"><text:span text:style-name="T5">error</text:span></text:p>
          <draw:enhanced-geometry svg:viewBox="0 0 21600 21600" draw:type="rectangle" draw:enhanced-path="M 0 0 L 21600 0 21600 21600 0 21600 0 0 Z N"/>
        </draw:custom-shape>
        <draw:custom-shape draw:style-name="gr60" draw:text-style-name="P8" draw:layer="layout" svg:width="1.905cm" svg:height="0.634cm" svg:x="52.536cm" svg:y="35.67cm">
          <text:p text:style-name="P7"><text:span text:style-name="T5">Inputs are</text:span></text:p>
          <text:p text:style-name="P7"><text:span text:style-name="T5">Successfully unhash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3" draw:layer="layout" svg:x1="60.729cm" svg:y1="33.42cm" svg:x2="64.918cm" svg:y2="33.312cm" draw:start-shape="id19" draw:start-glue-point="7" draw:end-shape="id20" svg:d="M60729 33420h2095v-108h2094" svg:viewBox="0 0 4190 109">
          <text:p/>
        </draw:connector>
        <draw:custom-shape draw:style-name="gr61" draw:text-style-name="P8" draw:layer="layout" svg:width="1.588cm" svg:height="0.952cm" svg:x="62.594cm" svg:y="43.68cm">
          <text:p text:style-name="P7"><text:span text:style-name="T5">Email exist</text:span></text:p>
          <draw:enhanced-geometry svg:viewBox="0 0 21600 21600" draw:type="rectangle" draw:enhanced-path="M 0 0 L 21600 0 21600 21600 0 21600 0 0 Z N"/>
        </draw:custom-shape>
        <draw:custom-shape draw:style-name="gr62" draw:text-style-name="P8" draw:layer="layout" svg:width="1.588cm" svg:height="0.952cm" svg:x="56.409cm" svg:y="50.915cm">
          <text:p text:style-name="P7"><text:span text:style-name="T5">!err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1" xml:id="id21" draw:id="id21" draw:layer="layout" svg:width="8.572cm" svg:height="4.727cm" svg:x="53.636cm" svg:y="36.775cm">
          <text:p text:style-name="P10"><text:span text:style-name="T5">Func </text:span></text:p>
          <text:p text:style-name="P10"><text:span text:style-name="T5">validation_input_data</text:span></text:p>
          <text:p text:style-name="P10"><text:span text:style-name="T5">(unhashed_data)</text:span></text:p>
          <text:p text:style-name="P10"><text:span text:style-name="T5">[mode register customer]</text:span></text:p>
          <text:p text:style-name="P10"><text:span text:style-name="T5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3" draw:text-style-name="P3" draw:layer="layout" svg:x1="57.217cm" svg:y1="35.987cm" svg:x2="57.922cm" svg:y2="36.775cm" draw:start-shape="id19" draw:start-glue-point="6" draw:end-shape="id21" draw:end-glue-point="4" svg:d="M57217 35987v394h705v394" svg:viewBox="0 0 706 789">
          <text:p/>
        </draw:connector>
        <draw:custom-shape draw:style-name="gr63" draw:text-style-name="P8" draw:layer="layout" svg:width="1.588cm" svg:height="0.952cm" svg:x="62.378cm" svg:y="37.992cm">
          <text:p text:style-name="P7"><text:span text:style-name="T5">invalid</text:span></text:p>
          <draw:enhanced-geometry svg:viewBox="0 0 21600 21600" draw:type="rectangle" draw:enhanced-path="M 0 0 L 21600 0 21600 21600 0 21600 0 0 Z N"/>
        </draw:custom-shape>
        <draw:connector draw:style-name="gr35" draw:text-style-name="P3" draw:layer="layout" svg:x1="62.208cm" svg:y1="39.139cm" svg:x2="68.093cm" svg:y2="34.265cm" draw:start-shape="id21" draw:start-glue-point="7" draw:end-shape="id20" draw:end-glue-point="2" svg:d="M62208 39139h5885v-4874" svg:viewBox="0 0 5886 4875">
          <text:p/>
        </draw:connector>
        <draw:custom-shape draw:style-name="gr64" draw:text-style-name="P8" draw:layer="layout" svg:width="1.588cm" svg:height="0.952cm" svg:x="56.028cm" svg:y="41.485cm">
          <text:p text:style-name="P7"><text:span text:style-name="T5">valid</text:span></text:p>
          <draw:enhanced-geometry svg:viewBox="0 0 21600 21600" draw:type="rectangle" draw:enhanced-path="M 0 0 L 21600 0 21600 21600 0 21600 0 0 Z N"/>
        </draw:custom-shape>
        <draw:connector draw:style-name="gr65" draw:text-style-name="P3" draw:layer="layout" svg:x1="57.922cm" svg:y1="41.502cm" svg:x2="57.956cm" svg:y2="43.227cm" draw:start-shape="id21" draw:start-glue-point="6" draw:end-shape="id22" draw:end-glue-point="4" svg:d="M57922 41502v862h34v863" svg:viewBox="0 0 35 1726">
          <text:p/>
        </draw:connector>
        <draw:connector draw:style-name="gr66" draw:text-style-name="P3" draw:layer="layout" svg:x1="61.607cm" svg:y1="44.815cm" svg:x2="68.093cm" svg:y2="34.265cm" draw:start-shape="id22" draw:start-glue-point="7" draw:end-shape="id20" draw:end-glue-point="2" svg:d="M61607 44815h6486v-10550" svg:viewBox="0 0 6487 10551">
          <text:p/>
        </draw:connector>
        <draw:custom-shape draw:style-name="gr67" draw:text-style-name="P13" draw:layer="layout" svg:width="7.303cm" svg:height="2.54cm" svg:x="45.132cm" svg:y="26.297cm">
          <text:p text:style-name="P12"><text:span text:style-name="T5">Green</text:span><text:span text:style-name="T6"> High Lights means</text:span></text:p>
          <text:p text:style-name="P12"><text:span text:style-name="T6">Server Side / Back end</text:span></text:p>
          <draw:enhanced-geometry svg:viewBox="0 0 21600 21600" draw:type="rectangle" draw:enhanced-path="M 0 0 L 21600 0 21600 21600 0 21600 0 0 Z N"/>
        </draw:custom-shape>
        <draw:connector draw:style-name="gr68" draw:text-style-name="P3" draw:layer="layout" svg:x1="57.956cm" svg:y1="46.402cm" svg:x2="58.467cm" svg:y2="47.99cm" draw:start-shape="id22" draw:start-glue-point="6" draw:end-shape="id23" draw:end-glue-point="4" svg:d="M57956 46402v794h511v794" svg:viewBox="0 0 512 1589">
          <text:p/>
        </draw:connector>
        <draw:connector draw:style-name="gr69" draw:text-style-name="P3" draw:layer="layout" svg:x1="58.05cm" svg:y1="25.835cm" svg:x2="57.915cm" svg:y2="27.285cm" draw:start-shape="id17" draw:start-glue-point="8" draw:end-shape="id18" draw:end-glue-point="5" svg:d="M58050 25835v725h-135v725" svg:viewBox="0 0 136 1451">
          <text:p/>
        </draw:connector>
        <draw:custom-shape draw:style-name="gr70" draw:text-style-name="P8" draw:layer="layout" svg:width="1.588cm" svg:height="0.952cm" svg:x="55.292cm" svg:y="46.523cm">
          <text:p text:style-name="P7"><text:span text:style-name="T5">Email !exist</text:span></text:p>
          <draw:enhanced-geometry svg:viewBox="0 0 21600 21600" draw:type="rectangle" draw:enhanced-path="M 0 0 L 21600 0 21600 21600 0 21600 0 0 Z N"/>
        </draw:custom-shape>
        <draw:custom-shape draw:style-name="gr71" draw:text-style-name="P8" xml:id="id25" draw:id="id25" draw:layer="layout" svg:width="6.668cm" svg:height="1.588cm" svg:x="55.892cm" svg:y="56.76cm">
          <text:p text:style-name="P7"><text:span text:style-name="T5">Return Success Code</text:span></text:p>
          <text:p text:style-name="P7"><text:span text:style-name="T5">For Route To Main Page</text:span></text:p>
          <draw:enhanced-geometry svg:viewBox="0 0 21600 21600" draw:type="rectangle" draw:enhanced-path="M 0 0 L 21600 0 21600 21600 0 21600 0 0 Z N"/>
        </draw:custom-shape>
        <draw:connector draw:style-name="gr72" draw:text-style-name="P3" draw:layer="layout" svg:x1="61.642cm" svg:y1="49.26cm" svg:x2="68.093cm" svg:y2="34.265cm" draw:start-shape="id23" draw:start-glue-point="7" draw:end-shape="id20" draw:end-glue-point="2" svg:d="M61642 49260h6451v-14995" svg:viewBox="0 0 6452 14996">
          <text:p/>
        </draw:connector>
        <draw:custom-shape draw:style-name="gr73" draw:text-style-name="P8" draw:layer="layout" svg:width="1.588cm" svg:height="0.865cm" svg:x="63.547cm" svg:y="47.692cm">
          <text:p text:style-name="P7"><text:span text:style-name="T5">error</text:span></text:p>
          <draw:enhanced-geometry svg:viewBox="0 0 21600 21600" draw:type="rectangle" draw:enhanced-path="M 0 0 L 21600 0 21600 21600 0 21600 0 0 Z N"/>
        </draw:custom-shape>
        <draw:custom-shape draw:style-name="gr74" draw:text-style-name="P8" draw:layer="layout" svg:width="1.588cm" svg:height="0.952cm" svg:x="56.51cm" svg:y="54.987cm">
          <text:p text:style-name="P7"><text:span text:style-name="T5">Email exist</text:span></text:p>
          <draw:enhanced-geometry svg:viewBox="0 0 21600 21600" draw:type="rectangle" draw:enhanced-path="M 0 0 L 21600 0 21600 21600 0 21600 0 0 Z N"/>
        </draw:custom-shape>
        <draw:connector draw:style-name="gr75" draw:text-style-name="P3" draw:layer="layout" svg:x1="59.04cm" svg:y1="55.122cm" svg:x2="59.226cm" svg:y2="56.76cm" draw:start-shape="id24" draw:start-glue-point="6" draw:end-shape="id25" draw:end-glue-point="0" svg:d="M59040 55122v819h186v819" svg:viewBox="0 0 187 1639">
          <text:p/>
        </draw:connector>
        <draw:connector draw:style-name="gr76" draw:text-style-name="P3" draw:layer="layout" svg:x1="62.56cm" svg:y1="57.554cm" svg:x2="68.093cm" svg:y2="34.265cm" draw:start-shape="id25" draw:start-glue-point="1" draw:end-shape="id20" draw:end-glue-point="2" svg:d="M62560 57554h5533v-23289" svg:viewBox="0 0 5534 23290">
          <text:p/>
        </draw:connector>
        <draw:connector draw:style-name="gr77" draw:text-style-name="P3" draw:layer="layout" svg:x1="61.58cm" svg:y1="53.394cm" svg:x2="68.093cm" svg:y2="34.265cm" draw:start-shape="id24" draw:start-glue-point="7" draw:end-shape="id20" draw:end-glue-point="2" svg:d="M61580 53394h6513v-19129" svg:viewBox="0 0 6514 19130">
          <text:p/>
        </draw:connector>
        <draw:connector draw:style-name="gr78" draw:text-style-name="P3" draw:layer="layout" svg:x1="68.093cm" svg:y1="32.359cm" svg:x2="61.622cm" svg:y2="24.42cm" draw:start-shape="id20" draw:start-glue-point="0" draw:end-shape="id17" draw:end-glue-point="6" svg:d="M68093 32359v-7939h-6471" svg:viewBox="0 0 6472 7940">
          <text:p/>
        </draw:connector>
        <draw:custom-shape draw:style-name="gr79" draw:text-style-name="P8" draw:layer="layout" svg:width="1.588cm" svg:height="0.952cm" svg:x="65.769cm" svg:y="24.545cm">
          <text:p text:style-name="P7"><text:span text:style-name="T5">response</text:span></text:p>
          <draw:enhanced-geometry svg:viewBox="0 0 21600 21600" draw:type="rectangle" draw:enhanced-path="M 0 0 L 21600 0 21600 21600 0 21600 0 0 Z N"/>
        </draw:custom-shape>
        <draw:custom-shape draw:style-name="gr80" draw:text-style-name="P5" draw:layer="layout" svg:width="3.493cm" svg:height="1.587cm" svg:x="61.742cm" svg:y="21.265cm">
          <text:p text:style-name="P4"><text:span text:style-name="T1">Response code</text:span></text:p>
          <text:p text:style-name="P4"><text:span text:style-name="T1">{error or success}</text:span></text:p>
          <draw:enhanced-geometry svg:viewBox="0 0 21600 21600" draw:type="rectangle" draw:enhanced-path="M 0 0 L 21600 0 21600 21600 0 21600 0 0 Z N"/>
        </draw:custom-shape>
        <draw:connector draw:style-name="gr81" draw:text-style-name="P3" draw:layer="layout" draw:line-skew="3.492cm" svg:x1="59.24cm" svg:y1="23.005cm" svg:x2="69.42cm" svg:y2="14.335cm" draw:start-shape="id17" draw:start-glue-point="4" draw:end-shape="id14" draw:end-glue-point="2" svg:d="M59240 23005v-843h10180v-7827" svg:viewBox="0 0 10181 8671">
          <text:p/>
        </draw:connector>
        <draw:custom-shape draw:style-name="gr82" draw:text-style-name="P8" xml:id="id27" draw:id="id27" draw:layer="layout" svg:width="4.127cm" svg:height="2.596cm" svg:x="16.457cm" svg:y="46.626cm">
          <text:p text:style-name="P7"><text:span text:style-name="T5">Attempts &gt;= 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3" draw:text-style-name="P8" xml:id="id28" draw:id="id28" draw:layer="layout" svg:width="7.024cm" svg:height="4.445cm" svg:x="14.887cm" svg:y="50.492cm">
          <text:p text:style-name="P7"><text:span text:style-name="T5">Email, Pass </text:span></text:p>
          <text:p text:style-name="P7"><text:span text:style-name="T5">== </text:span></text:p>
          <text:p text:style-name="P7"><text:span text:style-name="T5">email ,pas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4" draw:text-style-name="P8" draw:layer="layout" svg:width="2.54cm" svg:height="0.888cm" svg:x="21.837cm" svg:y="50.945cm">
          <text:p text:style-name="P7"><text:span text:style-name="T5">False</text:span></text:p>
          <text:p text:style-name="P7"><text:span text:style-name="T5">Incorrect info</text:span></text:p>
          <draw:enhanced-geometry svg:viewBox="0 0 21600 21600" draw:type="rectangle" draw:enhanced-path="M 0 0 L 21600 0 21600 21600 0 21600 0 0 Z N"/>
        </draw:custom-shape>
        <draw:custom-shape draw:style-name="gr85" draw:text-style-name="P8" xml:id="id26" draw:id="id26" draw:layer="layout" svg:width="7.024cm" svg:height="5.135cm" svg:x="14.731cm" svg:y="40.85cm">
          <text:p text:style-name="P7"><text:span text:style-name="T4">Run </text:span><text:span text:style-name="T5">Func</text:span></text:p>
          <text:p text:style-name="P7"><text:span text:style-name="T5">fetch_customer_info</text:span></text:p>
          <text:p text:style-name="P7"><text:span text:style-name="T5">by email</text:span></text:p>
          <text:p text:style-name="P7"><text:span text:style-name="T4">&amp;Save on array</text:span></text:p>
          <text:p text:style-name="P7"><text:span text:style-name="T4">{email,pass,attempts}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6" draw:text-style-name="P16" draw:layer="layout" svg:x1="21.755cm" svg:y1="43.418cm" svg:x2="28.432cm" svg:y2="32.195cm" draw:start-shape="id26" draw:start-glue-point="7" draw:end-shape="id9" draw:end-glue-point="2" svg:d="M21755 43418h6677v-11223" svg:viewBox="0 0 6678 11224">
          <text:p/>
        </draw:connector>
        <draw:connector draw:style-name="gr87" draw:text-style-name="P3" draw:layer="layout" svg:x1="18.243cm" svg:y1="45.985cm" svg:x2="18.521cm" svg:y2="46.626cm" draw:start-shape="id26" draw:start-glue-point="6" draw:end-shape="id27" draw:end-glue-point="4" svg:d="M18243 45985v321h278v320" svg:viewBox="0 0 279 642">
          <text:p/>
        </draw:connector>
        <draw:custom-shape draw:style-name="gr88" draw:text-style-name="P8" draw:layer="layout" svg:width="1.588cm" svg:height="0.888cm" svg:x="23.26cm" svg:y="46.882cm">
          <text:p text:style-name="P7"><text:span text:style-name="T5">account is blocked</text:span></text:p>
          <draw:enhanced-geometry svg:viewBox="0 0 21600 21600" draw:type="rectangle" draw:enhanced-path="M 0 0 L 21600 0 21600 21600 0 21600 0 0 Z N"/>
        </draw:custom-shape>
        <draw:connector draw:style-name="gr89" draw:text-style-name="P3" draw:layer="layout" svg:x1="20.584cm" svg:y1="47.924cm" svg:x2="28.432cm" svg:y2="32.195cm" draw:start-shape="id27" draw:start-glue-point="7" draw:end-shape="id9" draw:end-glue-point="2" svg:d="M20584 47924h7848v-15729" svg:viewBox="0 0 7849 15730">
          <text:p/>
        </draw:connector>
        <draw:connector draw:style-name="gr90" draw:text-style-name="P3" draw:layer="layout" svg:x1="18.52cm" svg:y1="49.222cm" svg:x2="18.399cm" svg:y2="50.492cm" draw:start-shape="id27" draw:end-shape="id28" svg:d="M18520 49222v635h-121v635" svg:viewBox="0 0 122 1271">
          <text:p/>
        </draw:connector>
        <draw:custom-shape draw:style-name="gr91" draw:text-style-name="P8" draw:layer="layout" svg:width="3.175cm" svg:height="0.635cm" svg:x="14.235cm" svg:y="46.047cm">
          <text:p text:style-name="P7"><text:span text:style-name="T5">Email’s exist</text:span></text:p>
          <draw:enhanced-geometry svg:viewBox="0 0 21600 21600" draw:type="rectangle" draw:enhanced-path="M 0 0 L 21600 0 21600 21600 0 21600 0 0 Z N"/>
        </draw:custom-shape>
        <draw:custom-shape draw:style-name="gr92" draw:text-style-name="P8" draw:layer="layout" svg:width="2.54cm" svg:height="0.635cm" svg:x="15.505cm" svg:y="49.222cm">
          <text:p text:style-name="P7"><text:span text:style-name="T5">false</text:span></text:p>
          <draw:enhanced-geometry svg:viewBox="0 0 21600 21600" draw:type="rectangle" draw:enhanced-path="M 0 0 L 21600 0 21600 21600 0 21600 0 0 Z N"/>
        </draw:custom-shape>
        <draw:connector draw:style-name="gr93" draw:text-style-name="P3" draw:layer="layout" svg:x1="18.399cm" svg:y1="54.937cm" svg:x2="18.203cm" svg:y2="56.524cm" draw:start-shape="id28" draw:end-shape="id11" svg:d="M18399 54937v794h-196v793" svg:viewBox="0 0 197 1588">
          <text:p/>
        </draw:connector>
        <draw:custom-shape draw:style-name="gr94" draw:text-style-name="P8" xml:id="id29" draw:id="id29" draw:layer="layout" svg:width="3.275cm" svg:height="1.788cm" svg:x="24.625cm" svg:y="52.732cm">
          <text:p text:style-name="P7"><text:span text:style-name="T5">Customer </text:span></text:p>
          <text:p text:style-name="P7"><text:span text:style-name="T5">attempts++</text:span></text:p>
          <draw:enhanced-geometry svg:viewBox="0 0 21600 21600" draw:type="rectangle" draw:enhanced-path="M 0 0 L 21600 0 21600 21600 0 21600 0 0 Z N"/>
        </draw:custom-shape>
        <draw:connector draw:style-name="gr95" draw:text-style-name="P3" draw:layer="layout" svg:x1="21.911cm" svg:y1="52.714cm" svg:x2="24.625cm" svg:y2="53.626cm" draw:start-shape="id28" draw:end-shape="id29" svg:d="M21911 52714h1357v912h1357" svg:viewBox="0 0 2715 913">
          <text:p/>
        </draw:connector>
        <draw:connector draw:style-name="gr96" draw:text-style-name="P3" draw:layer="layout" svg:x1="27.9cm" svg:y1="53.626cm" svg:x2="28.432cm" svg:y2="32.195cm" draw:start-shape="id29" draw:start-glue-point="1" draw:end-shape="id9" svg:d="M27900 53626h532v-21431" svg:viewBox="0 0 533 21432">
          <text:p/>
        </draw:connector>
        <draw:connector draw:style-name="gr97" draw:text-style-name="P3" draw:layer="layout" svg:x1="18.561cm" svg:y1="39.832cm" svg:x2="18.243cm" svg:y2="40.85cm" draw:start-shape="id10" draw:start-glue-point="6" draw:end-shape="id26" draw:end-glue-point="4" svg:d="M18561 39832v509h-318v509" svg:viewBox="0 0 319 1019">
          <text:p/>
        </draw:connector>
        <draw:custom-shape draw:style-name="gr98" draw:text-style-name="P8" draw:layer="layout" svg:width="1.588cm" svg:height="0.952cm" svg:x="63.229cm" svg:y="51.8cm">
          <text:p text:style-name="P7"><text:span text:style-name="T5">Email !exist</text:span></text:p>
          <draw:enhanced-geometry svg:viewBox="0 0 21600 21600" draw:type="rectangle" draw:enhanced-path="M 0 0 L 21600 0 21600 21600 0 21600 0 0 Z N"/>
        </draw:custom-shape>
        <draw:custom-shape draw:style-name="gr99" draw:text-style-name="P8" xml:id="id23" draw:id="id23" draw:layer="layout" svg:width="6.35cm" svg:height="2.54cm" svg:x="55.292cm" svg:y="47.99cm">
          <text:p text:style-name="P7"><text:span text:style-name="T5">Insert into customers</text:span></text:p>
          <text:p text:style-name="P7"><text:span text:style-name="T5">(unhashed_data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0" draw:text-style-name="P8" xml:id="id22" draw:id="id22" draw:layer="layout" svg:width="7.302cm" svg:height="3.175cm" svg:x="54.305cm" svg:y="43.227cm">
          <text:p text:style-name="P7"><text:span text:style-name="T5">Run Func db_search</text:span></text:p>
          <text:p text:style-name="P7"><text:span text:style-name="T5">(email in customers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01" draw:text-style-name="P8" xml:id="id24" draw:id="id24" draw:layer="layout" svg:width="5.08cm" svg:height="3.457cm" svg:x="56.5cm" svg:y="51.665cm">
          <text:p text:style-name="P7"><text:span text:style-name="T5">Run Func db_search</text:span></text:p>
          <text:p text:style-name="P7"><text:span text:style-name="T5">(email in customers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02" draw:text-style-name="P3" draw:layer="layout" svg:x1="58.467cm" svg:y1="50.53cm" svg:x2="59.04cm" svg:y2="51.665cm" draw:start-shape="id23" draw:end-shape="id24" svg:d="M58467 50530v568h573v567" svg:viewBox="0 0 574 113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0" draw:display-name="Arrowheads 20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7" draw:display-name="Arrowheads 27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marker draw:name="Arrowheads_20_45" draw:display-name="Arrowheads 45" svg:viewBox="0 0 20 20" svg:d="M0 20l10-20 10 20z"/>
    <draw:marker draw:name="Arrowheads_20_46" draw:display-name="Arrowheads 46" svg:viewBox="0 0 20 20" svg:d="M0 20l10-20 10 20z"/>
    <draw:marker draw:name="Arrowheads_20_48" draw:display-name="Arrowheads 48" svg:viewBox="0 0 20 20" svg:d="M0 20l10-20 10 20z"/>
    <draw:marker draw:name="Arrowheads_20_50" draw:display-name="Arrowheads 50" svg:viewBox="0 0 20 20" svg:d="M0 20l10-20 10 20z"/>
    <draw:marker draw:name="Arrowheads_20_51" draw:display-name="Arrowheads 51" svg:viewBox="0 0 20 20" svg:d="M0 20l10-20 10 20z"/>
    <draw:marker draw:name="Arrowheads_20_52" draw:display-name="Arrowheads 52" svg:viewBox="0 0 20 20" svg:d="M0 20l10-20 10 20z"/>
    <draw:marker draw:name="Arrowheads_20_53" draw:display-name="Arrowheads 53" svg:viewBox="0 0 20 20" svg:d="M0 20l10-20 10 20z"/>
    <draw:marker draw:name="Arrowheads_20_55" draw:display-name="Arrowheads 55" svg:viewBox="0 0 20 20" svg:d="M0 20l10-20 10 20z"/>
    <draw:marker draw:name="Arrowheads_20_56" draw:display-name="Arrowheads 56" svg:viewBox="0 0 20 20" svg:d="M0 20l10-20 10 20z"/>
    <draw:marker draw:name="Arrowheads_20_57" draw:display-name="Arrowheads 57" svg:viewBox="0 0 20 20" svg:d="M0 20l10-20 10 20z"/>
    <draw:marker draw:name="Arrowheads_20_58" draw:display-name="Arrowheads 58" svg:viewBox="0 0 20 20" svg:d="M0 20l10-20 10 20z"/>
    <draw:marker draw:name="Arrowheads_20_59" draw:display-name="Arrowheads 59" svg:viewBox="0 0 20 20" svg:d="M0 20l10-20 10 20z"/>
    <draw:marker draw:name="Arrowheads_20_60" draw:display-name="Arrowheads 60" svg:viewBox="0 0 20 20" svg:d="M0 20l10-20 10 20z"/>
    <draw:marker draw:name="Arrowheads_20_61" draw:display-name="Arrowheads 61" svg:viewBox="0 0 20 20" svg:d="M0 20l10-20 10 20z"/>
    <draw:marker draw:name="Arrowheads_20_62" draw:display-name="Arrowheads 62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3-21T19:46:01.997571152</meta:creation-date>
    <dc:date>2021-04-11T18:07:26.921707384</dc:date>
    <meta:editing-duration>PT3H32M52S</meta:editing-duration>
    <meta:editing-cycles>267</meta:editing-cycles>
    <meta:generator>LibreOffice/7.0.3.1$Linux_X86_64 LibreOffice_project/00$Build-1</meta:generator>
    <meta:document-statistic meta:object-count="108"/>
  </office:meta>
</office:document-meta>
</file>